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ill Sans MT" svg:font-family="'Gill Sans MT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17.265cm" fo:margin-left="-0.132cm" table:align="left" style:writing-mode="lr-tb"/>
    </style:style>
    <style:style style:name="Tabelle1.A" style:family="table-column">
      <style:table-column-properties style:column-width="9.737cm"/>
    </style:style>
    <style:style style:name="Tabelle1.B" style:family="table-column">
      <style:table-column-properties style:column-width="2.505cm"/>
    </style:style>
    <style:style style:name="Tabelle1.D" style:family="table-column">
      <style:table-column-properties style:column-width="2.519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ffff9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D1" style:family="table-cell">
      <style:table-cell-properties style:vertical-align="top" fo:background-color="#ffff9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D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D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16.93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6.933cm" style:type="right"/>
        </style:tab-stops>
      </style:paragraph-properties>
      <style:text-properties fo:font-size="8pt" style:font-size-asian="8pt"/>
    </style:style>
    <style:style style:name="P3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.106cm" fo:margin-bottom="0.106cm" style:contextual-spacing="false" style:snap-to-layout-grid="false"/>
      <style:text-properties fo:font-weight="bold" officeooo:rsid="0015cc94" officeooo:paragraph-rsid="0015cc94" style:font-weight-asian="bold" style:font-weight-complex="bold"/>
    </style:style>
    <style:style style:name="P5" style:family="paragraph" style:parent-style-name="Standard">
      <style:paragraph-properties fo:margin-top="0.106cm" fo:margin-bottom="0.106cm" style:contextual-spacing="false" fo:text-align="center" style:justify-single-word="false" style:snap-to-layout-grid="false"/>
    </style:style>
    <style:style style:name="P6" style:family="paragraph" style:parent-style-name="Standard">
      <style:paragraph-properties fo:margin-top="0.106cm" fo:margin-bottom="0.106cm" style:contextual-spacing="false" style:snap-to-layout-grid="false"/>
    </style:style>
    <style:style style:name="P7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officeooo:rsid="0015cc94" officeooo:paragraph-rsid="0015cc94"/>
    </style:style>
    <style:style style:name="P8" style:family="paragraph" style:parent-style-name="Title" style:master-page-name="Standard">
      <style:paragraph-properties style:page-number="auto"/>
      <style:text-properties fo:font-size="20pt" style:font-size-asian="20pt"/>
    </style:style>
    <style:style style:name="P9" style:family="paragraph" style:parent-style-name="Standard">
      <style:paragraph-properties fo:margin-left="3.598cm" fo:margin-right="0cm" fo:text-indent="-3.598cm" style:auto-text-indent="false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list-style-name="WW8Num9">
      <style:text-properties fo:language="none" fo:country="none" style:language-asian="none" style:country-asian="none"/>
    </style:style>
    <style:style style:name="P13" style:family="paragraph" style:parent-style-name="Standard" style:list-style-name="WW8Num15">
      <style:paragraph-properties fo:margin-top="0.212cm" fo:margin-bottom="0cm" style:contextual-spacing="false"/>
      <style:text-properties fo:language="none" fo:country="none" style:language-asian="none" style:country-asian="none"/>
    </style:style>
    <style:style style:name="P14" style:family="paragraph" style:parent-style-name="Standard">
      <style:paragraph-properties fo:text-align="end" style:justify-single-word="false"/>
      <style:text-properties fo:font-size="8pt" fo:language="none" fo:country="none" style:font-size-asian="8pt" style:language-asian="none" style:country-asian="none"/>
    </style:style>
    <style:style style:name="T1" style:family="text">
      <style:text-properties fo:language="none" fo:country="none" officeooo:rsid="0015cc94" style:language-asian="none" style:country-asian="none"/>
    </style:style>
    <style:style style:name="T2" style:family="text">
      <style:text-properties officeooo:rsid="0015cc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RGEBNISPROTOKOLL</text:p>
      <text:p text:style-name="Standard"/>
      <text:p text:style-name="Standard"/>
      <text:p text:style-name="P9">Projekt:<text:tab/><field:fieldmark-start text:name="Text1" field:type="vnd.oasis.opendocument.field.FORMTEXT"><field:param field:name="Description" field:value=""/><field:param field:name="Name" field:value="Text1"/></field:fieldmark-start><field:fieldmark-separator/><text:span text:style-name="T1">Round Robin GUI Java</text:span><field:fieldmark-end/></text:p>
      <text:p text:style-name="P9">TeilnehmerInnen:<text:tab/><field:fieldmark-start text:name="Text2" field:type="vnd.oasis.opendocument.field.FORMTEXT"><field:param field:name="Description" field:value=""/><field:param field:name="Name" field:value="Text2"/></field:fieldmark-start><field:fieldmark-separator/><text:span text:style-name="T1">Philipp Will</text:span><field:fieldmark-end/></text:p>
      <text:p text:style-name="P9">Entschuldigt: <text:tab/><field:fieldmark-start text:name="Text3" field:type="vnd.oasis.opendocument.field.FORMTEXT"><field:param field:name="Description" field:value=""/><field:param field:name="Name" field:value="Text3"/></field:fieldmark-start><field:fieldmark-separator/><field:fieldmark-end/></text:p>
      <text:p text:style-name="P9">Datum:<text:tab/><field:fieldmark-start text:name="Text4" field:type="vnd.oasis.opendocument.field.FORMTEXT"><field:param field:name="Description" field:value=""/><field:param field:name="Name" field:value="Text4"/></field:fieldmark-start><field:fieldmark-separator/><text:span text:style-name="T1">27.04.24</text:span><field:fieldmark-end/></text:p>
      <text:p text:style-name="P10"/>
      <text:p text:style-name="Standard"/>
      <text:p text:style-name="P11">Agenda / Tagesordnung</text:p>
      <text:p text:style-name="Standard"/>
      <text:list text:style-name="WW8Num9">
        <text:list-item>
          <text:p text:style-name="P12"><field:fieldmark-start text:name="Text5" field:type="vnd.oasis.opendocument.field.FORMTEXT"><field:param field:name="Description" field:value=""/><field:param field:name="Name" field:value="Text5"/></field:fieldmark-start><field:fieldmark-separator/><text:span text:style-name="T2">GUI, Algorithmus</text:span><field:fieldmark-end/></text:p>
        </text:list-item>
      </text:list>
      <text:p text:style-name="Standard"/>
      <text:p text:style-name="P11">Ergebnisse</text:p>
      <text:p text:style-name="Standard"/>
      <text:list text:style-name="WW8Num15">
        <text:list-item>
          <text:p text:style-name="P13"><field:fieldmark-start text:name="Text6" field:type="vnd.oasis.opendocument.field.FORMTEXT"><field:param field:name="Description" field:value=""/><field:param field:name="Name" field:value="Text6"/></field:fieldmark-start><field:fieldmark-separator/><text:span text:style-name="T2">GUI, Algorithmus</text:span><field:fieldmark-end/></text:p>
        </text:list-item>
      </text:list>
      <text:p text:style-name="Standard"/>
      <text:p text:style-name="Standard"/>
      <text:p text:style-name="P11">Weiteres Vorgehen</text:p>
      <text:p text:style-name="Standard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header-rows>
          <table:table-row table:style-name="Tabelle1.1">
            <table:table-cell table:style-name="Tabelle1.A1" office:value-type="string">
              <text:p text:style-name="P3">Was?</text:p>
            </table:table-cell>
            <table:table-cell table:style-name="Tabelle1.A1" office:value-type="string">
              <text:p text:style-name="P3">Wer?</text:p>
            </table:table-cell>
            <table:table-cell table:style-name="Tabelle1.A1" office:value-type="string">
              <text:p text:style-name="P3">Bis wann?</text:p>
            </table:table-cell>
            <table:table-cell table:style-name="Tabelle1.D1" office:value-type="string">
              <text:p text:style-name="P3">Erledigt am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4">Zettel ausfüllen</text:p>
          </table:table-cell>
          <table:table-cell table:style-name="Tabelle1.B2" office:value-type="string">
            <text:p text:style-name="P7">PW</text:p>
          </table:table-cell>
          <table:table-cell table:style-name="Tabelle1.B2" office:value-type="string">
            <text:p text:style-name="P7">27.04.24</text:p>
          </table:table-cell>
          <table:table-cell table:style-name="Tabelle1.D2" office:value-type="string">
            <text:p text:style-name="P7">27.04.24</text:p>
          </table:table-cell>
        </table:table-row>
        <table:table-row table:style-name="Tabelle1.1"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D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D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D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D2" office:value-type="string">
            <text:p text:style-name="P5"/>
          </table:table-cell>
        </table:table-row>
      </table:table>
      <text:p text:style-name="Standard"/>
      <text:p text:style-name="P14"><field:fieldmark-start text:name="Text7" field:type="vnd.oasis.opendocument.field.FORMTEXT"><field:param field:name="Description" field:value=""/><field:param field:name="Name" field:value="Text7"/></field:fieldmark-start><field:fieldmark-separator/><text:span text:style-name="T2">Philipp Will, 27.04.24</text:span><field:fieldmark-end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ill Sans MT" svg:font-family="'Gill Sans MT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 AMT" fo:font-size="12pt" fo:language="de" fo:country="DE" style:font-name-asian="Arial Unicode MS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horndale AMT" fo:font-size="12pt" fo:language="de" fo:country="DE" style:font-name-asian="Arial Unicode MS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family="'Albany AMT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 fo:text-align="end" style:justify-single-word="false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cm" fo:margin-bottom="0.635cm" style:contextual-spacing="false" fo:hyphenation-ladder-count="no-limit" fo:text-indent="-1.27cm" style:auto-text-indent="false" fo:keep-with-next="always">
        <style:tab-stops>
          <style:tab-stop style:position="1.27cm"/>
        </style:tab-stops>
      </style:paragraph-properties>
      <style:text-properties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7cm" fo:margin-right="0cm" fo:margin-top="0cm" fo:margin-bottom="0.423cm" style:contextual-spacing="false" fo:hyphenation-ladder-count="no-limit" fo:text-indent="-1.27cm" style:auto-text-indent="false" fo:keep-with-next="always">
        <style:tab-stops>
          <style:tab-stop style:position="1.27cm"/>
        </style:tab-stops>
      </style:paragraph-properties>
      <style:text-properties fo:font-size="16pt" fo:language="en" fo:country="GB" fo:font-weight="bold" style:font-size-asian="16pt" style:font-weight-asian="bold" style:font-name-complex="Arial" style:font-family-complex="Arial" style:font-family-generic-complex="swiss" style:font-pitch-complex="variable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style:contextual-spacing="false" fo:keep-with-next="always"/>
      <style:text-properties fo:language="en" fo:country="GB" style:text-underline-style="solid" style:text-underline-width="auto" style:text-underline-color="font-color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language="en" fo:country="GB" fo:font-style="italic" style:font-style-asian="italic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language="en" fo:country="GB" fo:font-style="italic" style:font-style-asian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2.223cm" fo:margin-right="0cm" fo:text-indent="-1.27cm" style:auto-text-indent="false">
        <style:tab-stops>
          <style:tab-stop style:position="2.223cm"/>
          <style:tab-stop style:position="15.984cm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left="0.951cm" fo:margin-right="0cm" fo:margin-top="0.423cm" fo:margin-bottom="0.212cm" style:contextual-spacing="false" fo:text-indent="-0.951cm" style:auto-text-indent="false">
        <style:tab-stops>
          <style:tab-stop style:position="0.951cm"/>
          <style:tab-stop style:position="15.976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Footnote" style:family="paragraph" style:parent-style-name="Standard" style:class="extra">
      <style:paragraph-properties fo:margin-left="0.635cm" fo:margin-right="0cm" fo:text-indent="-0.635cm" style:auto-text-indent="false"/>
      <style:text-properties fo:font-size="8pt" style:font-size-asian="8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0cm" fo:text-indent="-1.588cm" style:auto-text-indent="false">
        <style:tab-stops>
          <style:tab-stop style:position="3.81cm"/>
          <style:tab-stop style:position="16.002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2pt" fo:font-weight="bold" style:font-size-asian="2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fzählungszeichen" style:family="paragraph" style:parent-style-name="Standard" style:list-style-name="WW8Num4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Arial" fo:font-family="Arial" style:font-family-generic="swiss" style:font-pitch="variable" fo:font-size="10pt" style:font-size-asian="10pt" style:font-name-complex="Tahoma1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" fo:font-family="'Courier New'" style:font-family-generic="modern"/>
    </style:style>
    <style:style style:name="WW8Num8z1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2" style:family="text">
      <style:text-properties style:font-name="Gill Sans MT" fo:font-family="'Gill Sans MT'" style:font-family-generic="swiss" style:font-pitch="variable" fo:font-size="12pt" fo:font-style="normal" fo:font-weight="bold" style:font-size-asian="12pt" style:font-style-asian="normal" style:font-weight-asian="bold" style:font-size-complex="12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Bookman Old Style" fo:font-family="'Bookman Old Style'" style:font-family-generic="roman" style:font-pitch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 style:font-name="Arial Narrow" fo:font-family="'Arial Narrow'" style:font-family-generic="swiss" style:font-pitch="variable"/>
    </style:style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z1" loext:num-list-format="%2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loext:num-list-format="%1%" text:bullet-char="_">
        <style:list-level-properties text:list-level-position-and-space-mode="label-alignment">
          <style:list-level-label-alignment text:label-followed-by="listtab" text:list-tab-stop-position="2.265cm" fo:text-indent="-0.466cm" fo:margin-left="2.096cm"/>
        </style:list-level-properties>
        <style:text-properties fo:font-family="OpenSymbol"/>
      </text:list-level-style-bullet>
      <text:list-level-style-bullet text:level="2" text:style-name="WW8Num10z1" loext:num-list-format="%2%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0z2" loext:num-list-format="%3%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0z3" loext:num-list-format="%4%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0z1" loext:num-list-format="%5%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0z2" loext:num-list-format="%6%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0z3" loext:num-list-format="%7%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0z1" loext:num-list-format="%8%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0z2" loext:num-list-format="%9%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text:style-name="WW8Num1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margin-left="4.44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margin-left="5.715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7.62cm" fo:margin-left="6.98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89cm" fo:margin-left="8.255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0.16cm" fo:margin-left="9.525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1.43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_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  <style:text-properties style:font-name="Bookman Old Style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3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6.933cm" style:type="right"/>
        </style:tab-stops>
      </style:paragraph-properties>
      <style:text-properties fo:font-size="8pt" style:font-size-asian="8pt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tab/><text:tab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rgebnisprotokoll</dc:title>
    <meta:initial-creator>Stefan Hagen</meta:initial-creator>
    <meta:creation-date>2005-05-12T22:03:00</meta:creation-date>
    <dc:date>2024-04-27T19:38:12.707000000</dc:date>
    <meta:print-date>2024-07-01T08:11:38.110000000</meta:print-date>
    <meta:editing-cycles>26</meta:editing-cycles>
    <meta:generator>LibreOffice/7.6.4.1$Windows_X86_64 LibreOffice_project/e19e193f88cd6c0525a17fb7a176ed8e6a3e2aa1</meta:generator>
    <meta:editing-duration>PT1M8S</meta:editing-duration>
    <meta:document-statistic meta:table-count="1" meta:image-count="0" meta:object-count="0" meta:page-count="1" meta:paragraph-count="21" meta:word-count="38" meta:character-count="275" meta:non-whitespace-character-count="253"/>
  </office:meta>
</office:document-meta>
</file>